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a016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a016e" style:font-weight-asian="bold" style:font-weight-complex="bold"/>
    </style:style>
    <style:style style:name="P3" style:family="paragraph" style:parent-style-name="Standard">
      <style:text-properties fo:font-weight="normal" officeooo:paragraph-rsid="001a016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paragraph-rsid="001a016e" style:font-weight-asian="normal" style:font-weight-complex="normal"/>
    </style:style>
    <style:style style:name="T1" style:family="text">
      <style:text-properties officeooo:rsid="001a016e"/>
    </style:style>
    <style:style style:name="T2" style:family="text">
      <style:text-properties fo:font-variant="normal" fo:text-transform="none" fo:color="#000000" style:text-line-through-style="none" style:font-name="Times New Roman1" fo:font-size="14pt" fo:letter-spacing="normal" fo:font-style="normal" style:text-underline-style="none" officeooo:rsid="001a016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.25pt" fo:letter-spacing="normal" fo:font-style="normal" style:text-underline-style="none" officeooo:rsid="001a016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officeooo:rsid="001a016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font-name="Arial1" fo:font-size="11.25pt" fo:letter-spacing="normal" fo:font-style="normal" officeooo:rsid="001a016e" style:text-blinking="false" fo:background-color="transparent"/>
    </style:style>
    <style:style style:name="T6" style:family="text">
      <style:text-properties fo:font-variant="normal" fo:text-transform="none" fo:color="#000000" style:font-name="Times New Roman1" fo:font-size="14pt" fo:letter-spacing="normal" fo:font-style="normal" officeooo:rsid="001a01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nterview with Thomas Wong (Professor):</text:span></text:p>
      <text:p text:style-name="P1"><text:span text:style-name="T1"/></text:p>
      <text:p text:style-name="P1"><text:bookmark text:name="internal-source-marker_0.8769684503786266"/><text:span text:style-name="T3">1)  Do you currently use connect for any of your classes? Why do or why don’t you use connect for your courses?</text:span></text:p>
      <text:p text:style-name="P3"><text:span text:style-name="T3"/></text:p>
      <text:p text:style-name="P3"><text:span text:style-name="T3">I currently don't use connect as it simply too confusing to use for the functionality I need it for. <text:s/>All i really need are to make announcements and post lecture notes; nothing major.</text:span></text:p>
      <text:p text:style-name="P1"><text:span text:style-name="T6"><text:line-break/></text:span><text:span text:style-name="T3">(if Q1 answer is any number &gt; 0)</text:span><text:span text:style-name="T6"><text:line-break/></text:span><text:span text:style-name="T3">2a) How do you feel about Connect’s current implementation?</text:span></text:p>
      <text:p text:style-name="P1"><text:span text:style-name="T3"/></text:p>
      <text:p text:style-name="P3"><text:span text:style-name="T3">Hate it, its really slow for what it does and I get lost really quickly trying to do simple tasks like manually add students to my classes. (hence why I don't use it [laughs])</text:span></text:p>
      <text:p text:style-name="P1"><text:span text:style-name="T6"><text:line-break/></text:span><text:span text:style-name="T3">3a) Are there any features that you would expect in Connect?</text:span></text:p>
      <text:p text:style-name="P1"><text:span text:style-name="T3"/></text:p>
      <text:p text:style-name="P3"><text:span text:style-name="T3">An easy means to store grades as well as send out emails with marks. That's really important. <text:s/>I also wouldn't mind having an easier way to make discussion boards. <text:s/>A lot of my students like to solve problems with each other, and I think making an easier to use discussion board would help a lot. (Plus it would help with the amount of people showing up at my office hours [laughs].</text:span></text:p>
      <text:p text:style-name="P1"><text:span text:style-name="T6"><text:line-break/></text:span><text:span text:style-name="T3">3b) Are there any feature that you feel are unnecessary</text:span></text:p>
      <text:p text:style-name="P1"><text:span text:style-name="T3"/></text:p>
      <text:p text:style-name="P3"><text:span text:style-name="T3">I haven't really delved that deep into it. <text:s/>Mostly cause I was too scared to go into anything else cause it all looked confusing. <text:s/>Although judging by the huge list of options I have in my side panel, I'm guessing yes, many [laughs].</text:span></text:p>
      <text:p text:style-name="P1"><text:span text:style-name="T6"><text:line-break/></text:span><text:span text:style-name="T3">4a) How do you feel Connect handles group management?</text:span></text:p>
      <text:p text:style-name="P1"><text:span text:style-name="T3"/></text:p>
      <text:p text:style-name="P4"><text:span text:style-name="T5">From what I know it doesn't.</text:span></text:p>
      <text:p text:style-name="P1"><text:span text:style-name="T6"><text:line-break/></text:span><text:span text:style-name="T3">4b) How do you feel Connect handles project Collaboration?</text:span></text:p>
      <text:p text:style-name="P1"><text:span text:style-name="T3"/></text:p>
      <text:p text:style-name="P3"><text:span text:style-name="T3">Again, I didn't think it did.</text:span></text:p>
      <text:p text:style-name="P1"><text:span text:style-name="T6"><text:line-break/></text:span><text:span text:style-name="T3">6) Have you ever inherited a website or course material from another professor?</text:span></text:p>
      <text:p text:style-name="P1"><text:span text:style-name="T3"/></text:p>
      <text:p text:style-name="P1"><text:span text:style-name="T4">I got an old website from a previous professor once. </text:span><text:span text:style-name="T6"><text:line-break/></text:span></text:p>
      <text:p text:style-name="P1"><text:span text:style-name="T3">7) How did you feel about such a process?</text:span></text:p>
      <text:p text:style-name="P1"><text:span text:style-name="T3"/></text:p>
      <text:p text:style-name="P3"><text:span text:style-name="T1">Not bad, I just got the website and pretty much scrapped it for my own remake.</text:span></text:p>
      <text:p text:style-name="P1"><text:span text:style-name="T6"><text:line-break/></text:span><text:span text:style-name="T3">8a) Do you currently have your own course website as well as a Connect/Vista course page?</text:span></text:p>
      <text:p text:style-name="P1"><text:span text:style-name="T3"/></text:p>
      <text:p text:style-name="P3"><text:span text:style-name="T3">I've got a website for my course, but don't currently use Connect; although the course does currently have one.</text:span></text:p>
      <text:p text:style-name="P1"><text:span text:style-name="T6"><text:line-break/></text:span></text:p>
      <text:p text:style-name="P1"><text:span text:style-name="T2"/></text:p>
      <text:p text:style-name="P1"><text:soft-page-break/><text:span text:style-name="T3">8b) If you have both, how do you decide between which information goes on which page?</text:span></text:p>
      <text:p text:style-name="P1"><text:span text:style-name="T3"/></text:p>
      <text:p text:style-name="P3"><text:span text:style-name="T3">I put everything on my website cause Connect is too annoying to use.</text:span></text:p>
      <text:p text:style-name="P1"><text:span text:style-name="T2"/></text:p>
      <text:p text:style-name="P1"><text:span text:style-name="T3">9) Do currently host a discussion board within your connect course? If so, what level of usage do you see from your students?</text:span></text:p>
      <text:p text:style-name="P1"><text:span text:style-name="T3"/></text:p>
      <text:p text:style-name="P3"><text:span text:style-name="T3">I have a forum setup on my website, not Connect. I thought connects message boards were way to chunky looking.</text:span></text:p>
      <text:p text:style-name="P3"><text:span text:style-name="T3"/></text:p>
      <text:p text:style-name="P3"><text:span text:style-name="T3">Overall my students use it quite a bit. I see a major spike in usage the night before assignments are due [laughs].</text:span></text:p>
      <text:p text:style-name="P1"><text:span text:style-name="T2"/></text:p>
      <text:p text:style-name="P1"><text:span text:style-name="T3">10) Why do you think this is?</text:span></text:p>
      <text:p text:style-name="P1"><text:span text:style-name="T3"/></text:p>
      <text:p text:style-name="P3"><text:span text:style-name="T3">Students like to help each other. Or should I say they like to minimize the amount of work they have to do [laughs].</text:span></text:p>
      <text:p text:style-name="P1"><text:span text:style-name="T6"><text:line-break/></text:span><text:span text:style-name="T3">11a) Have you ever tried to create an online quiz using Connect?</text:span></text:p>
      <text:p text:style-name="P1"><text:span text:style-name="T3"/></text:p>
      <text:p text:style-name="P3"><text:span text:style-name="T3">Once cause I was bored. Stopped after the first screen cause I couldn't figure out what to do.</text:span></text:p>
      <text:p text:style-name="P1"><text:span text:style-name="T6"><text:line-break/></text:span><text:span text:style-name="T3">11b) How did you feel about the overall process?</text:span><text:span text:style-name="T1"> </text:span></text:p>
      <text:p text:style-name="P1"><text:span text:style-name="T1"/></text:p>
      <text:p text:style-name="P3"><text:span text:style-name="T1">Seeing as how I didn't make it past the first screen; not very good [laughs]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3:25:35.96</meta:creation-date>
    <dc:date>2012-10-22T13:38:04.54</dc:date>
    <meta:editing-duration>P0D</meta:editing-duration>
    <meta:editing-cycles>1</meta:editing-cycles>
    <meta:document-statistic meta:table-count="0" meta:image-count="0" meta:object-count="0" meta:page-count="2" meta:paragraph-count="31" meta:word-count="537" meta:character-count="2893" meta:non-whitespace-character-count="2367"/>
    <meta:generator>LibreOffice/3.6$Windows_x86 LibreOffice_project/e29a214-2bbed72-0621de6-a97528c-8f066d</meta:generator>
  </office:meta>
</office:document-meta>
</file>